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officeooo:rsid="00101881" officeooo:paragraph-rsid="00101881"/>
    </style:style>
    <style:style style:name="P2" style:family="paragraph" style:parent-style-name="Text_20_body" style:list-style-name="L3">
      <style:text-properties officeooo:paragraph-rsid="00110ede"/>
    </style:style>
    <style:style style:name="P3" style:family="paragraph" style:parent-style-name="Text_20_body" style:list-style-name="L4"/>
    <style:style style:name="P4" style:family="paragraph" style:parent-style-name="Text_20_body" style:list-style-name="L1">
      <style:text-properties officeooo:rsid="00101881" officeooo:paragraph-rsid="00101881"/>
    </style:style>
    <style:style style:name="P5" style:family="paragraph" style:parent-style-name="Text_20_body" style:list-style-name="L2">
      <style:text-properties officeooo:rsid="00101881" officeooo:paragraph-rsid="00101881"/>
    </style:style>
    <style:style style:name="T1" style:family="text">
      <style:text-properties officeooo:rsid="00110ede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Coupon stamp websites</text:h>
      <text:h text:style-name="Heading_20_3" text:outline-level="3">1. Introduction</text:h>
      <text:list xml:id="list2000774808" text:style-name="L1">
        <text:list-item>
          <text:p text:style-name="P4">There are many coupon stamps which says visit 10 times than one is free</text:p>
        </text:list-item>
        <text:list-item>
          <text:p text:style-name="P4">As those are paper based, it is easy to miss. So make a system based on web</text:p>
        </text:list-item>
      </text:list>
      <text:h text:style-name="Heading_20_3" text:outline-level="3">2. Expected List of Features</text:h>
      <text:list xml:id="list4221891946" text:style-name="L2">
        <text:list-item>
          <text:p text:style-name="P5">Visualize current number of stamps</text:p>
        </text:list-item>
        <text:list-item>
          <text:p text:style-name="P5">Connect to database.</text:p>
        </text:list-item>
      </text:list>
      <text:h text:style-name="Heading_20_3" text:outline-level="3">3. Market Survey</text:h>
      <text:list xml:id="list3812083646" text:style-name="L3">
        <text:list-item>
          <text:p text:style-name="P2"><text:span text:style-name="T1">They offer QR scanning, integrating several vendors, connected to their services.</text:span></text:p>
        </text:list-item>
        <text:list-item>
          <text:p text:style-name="P2"><text:span text:style-name="T1">They require installation of their application so that I’m going to do solely based on web-app</text:span></text:p>
        </text:list-item>
      </text:list>
      <text:h text:style-name="Heading_20_3" text:outline-level="3">4. References</text:h>
      <text:list xml:id="list2720194962" text:style-name="L4">
        <text:list-item>
          <text:p text:style-name="P3">https://www.groupon.com/coupons/forever-21</text:p>
        </text:list-item>
        <text:list-item>
          <text:p text:style-name="P3"><text:a xlink:type="simple" xlink:href="https://www.pins.co/lv-en/narvesen-stamp-card" text:style-name="Internet_20_link" text:visited-style-name="Visited_20_Internet_20_Link">https://www.pins.co/lv-en/narvesen-stamp-card</text:a></text:p>
        </text:list-item>
        <text:list-item>
          <text:p text:style-name="P3"><text:a xlink:type="simple" xlink:href="https://vouchermatic.app/stamp-collection-software-incentive-program/" text:style-name="Internet_20_link" text:visited-style-name="Visited_20_Internet_20_Link">https://vouchermatic.app/stamp-collection-software-incentive-program/</text:a></text:p>
        </text:list-item>
        <text:list-item>
          <text:p text:style-name="P3">https://www.mcdonalds.com/gb/en-gb/deals/mccafe-loyalty-card.html</text:p>
        </text:list-item>
      </text:list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2T18:29:54.931074375</meta:creation-date>
    <dc:date>2021-10-12T18:41:15.669761760</dc:date>
    <meta:editing-duration>PT11M20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16" meta:word-count="95" meta:character-count="700" meta:non-whitespace-character-count="629"/>
  </office:meta>
</office:document-meta>
</file>